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378121" officeooo:paragraph-rsid="003781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543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"/><text:span text:style-name="T1">Translations</text:span></text:p>
      <text:p text:style-name="Standard"/>
      <text:p text:style-name="Standard"/>
      <text:p text:style-name="Standard"><text:s text:c="6"/><text:tab/> <text:s/>=&gt;The term "<text:span text:style-name="T1">internationalization</text:span>" (often abbreviated i18n) refers to the process of <text:tab/>abstracting strings and other locale-specific pieces out of your application into a layer where <text:tab/>they can be translated and converted based on the user's locale (i.e. language and country). <text:tab/>For text, this means wrapping each with a function capable of translating the text (or <text:tab/>"message") into the language of the user:</text:p>
      <text:p text:style-name="Standard"/>
      <text:p text:style-name="Standard"/>
      <text:p text:style-name="Standard"/>
      <text:p text:style-name="Standard"><text:s text:c="8"/><text:span text:style-name="T1">Example</text:span></text:p>
      <text:p text:style-name="Standard"/>
      <text:p text:style-name="Standard"><text:s text:c="12"/><text:span text:style-name="T1">// text will *always* print out in English</text:span></text:p>
      <text:p text:style-name="P1"><text:s text:c="12"/>echo 'Hello World';</text:p>
      <text:p text:style-name="Standard"/>
      <text:p text:style-name="Standard"/>
      <text:p text:style-name="Standard"><text:s text:c="12"/>// text can be translated into the end-user's language or</text:p>
      <text:p text:style-name="Standard"><text:s text:c="12"/>// default to English</text:p>
      <text:p text:style-name="Standard"><text:s text:c="7"/><text:span text:style-name="T1"><text:s text:c="5"/>echo $translator-&gt;trans('Hello World');</text:span></text:p>
      <text:p text:style-name="Standard"/>
      <text:p text:style-name="Standard"/>
      <text:p text:style-name="Standard"/>
      <text:p text:style-name="Standard"/>
      <text:p text:style-name="Standard"><text:s text:c="7"/><text:tab/> =&gt;The term locale refers roughly to the user's language and country.</text:p>
      <text:p text:style-name="Standard"><text:s text:c="8"/><text:tab/> =&gt;It can be any string that your application uses to manage translations and other format <text:tab/>differences (e.g. currency format).</text:p>
      <text:p text:style-name="Standard"><text:s text:c="7"/><text:tab/> =&gt;The ISO 639-1 language code, an underscore (_), then the ISO 3166-1 alpha-2 country <text:tab/>code (e.g. fr_FR for French/France) is recommended.</text:p>
      <text:p text:style-name="Standard"/>
      <text:p text:style-name="Standard"><text:s text:c="8"/><text:tab/>=&gt;Translations can be organized into groups, called domains.</text:p>
      <text:p text:style-name="Standard"><text:s text:c="8"/><text:tab/>=&gt;By default, all messages use the default messages domain:</text:p>
      <text:p text:style-name="Standard"/>
      <text:p text:style-name="Standard"/>
      <text:p text:style-name="Standard"><text:s text:c="12"/><text:span text:style-name="T1">Example</text:span></text:p>
      <text:p text:style-name="Standard"/>
      <text:p text:style-name="Standard"><text:s text:c="14"/><text:span text:style-name="T1"><text:s text:c="2"/>echo $translator-&gt;trans('Hello World', domain: 'messages')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9"/>=&gt;The translation process has several steps:</text:p>
      <text:p text:style-name="Standard"/>
      <text:p text:style-name="Standard"><text:s text:c="12"/><text:span text:style-name="T1">1.Enable and configure Symfony's translation service;</text:span></text:p>
      <text:p text:style-name="P1"/>
      <text:p text:style-name="P1"><text:s text:c="12"/>2.Abstract strings (i.e. "messages") by wrapping them in calls to the Translator <text:tab/>("Translations");</text:p>
      <text:p text:style-name="P1"><text:s text:c="12"/>3.Create translation resources/files for each supported locale that translate each message in <text:tab/>the application;</text:p>
      <text:p text:style-name="P1"><text:s text:c="12"/>4.Determine, set and manage the user's locale for the request and optionally on the user's <text:tab/>entire session.</text:p>
      <text:p text:style-name="Standard"/>
      <text:p text:style-name="Standard"/>
      <text:p text:style-name="Standard"/>
      <text:p text:style-name="Standard"><text:s text:c="2"/><text:span text:style-name="T1"><text:s text:c="2"/>=&gt;Installation</text:span></text:p>
      <text:p text:style-name="Standard"/>
      <text:p text:style-name="Standard"><text:s text:c="12"/>=&gt;First, run this command to install the translator before using it:</text:p>
      <text:p text:style-name="Standard"/>
      <text:p text:style-name="Standard"><text:s text:c="20"/><text:span text:style-name="T1">composer require symfony/translation</text:span></text:p>
      <text:p text:style-name="Standard"/>
      <text:p text:style-name="Standard"/>
      <text:p text:style-name="Standard"><text:s text:c="3"/>=&gt;<text:span text:style-name="T1">Configuration</text:span></text:p>
      <text:p text:style-name="Standard"/>
      <text:p text:style-name="Standard"><text:s text:c="12"/>=&gt;The previous command creates an initial config file where you can define the default <text:tab/>locale of the application and the directory where the translation files are located:</text:p>
      <text:p text:style-name="Standard"/>
      <text:p text:style-name="Standard"><text:s text:c="12"/>Yaml</text:p>
      <text:p text:style-name="Standard"><text:s text:c="16"/># config/packages/translation.yaml</text:p>
      <text:p text:style-name="Standard"/>
      <text:p text:style-name="Standard"><text:s text:c="16"/>framework:</text:p>
      <text:p text:style-name="Standard"><text:s text:c="20"/>default_locale: 'en'</text:p>
      <text:p text:style-name="Standard"><text:s text:c="22"/><text:span text:style-name="T1">translator:</text:span></text:p>
      <text:p text:style-name="P1"><text:s text:c="26"/>default_path: '%kernel.project_dir%/translations'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/><text:span text:style-name="T1"><text:s text:c="3"/>=&gt;Basic Translation</text:span></text:p>
      <text:p text:style-name="Standard"/>
      <text:p text:style-name="Standard"><text:s text:c="12"/>=&gt;Translation of text is done through the translator service (Translator).</text:p>
      <text:p text:style-name="Standard"><text:s text:c="12"/>=&gt;To translate a block of text (called a message),</text:p>
      <text:p text:style-name="Standard"><text:s text:c="12"/>=&gt;use the <text:span text:style-name="T1">trans()</text:span> method</text:p>
      <text:p text:style-name="Standard"/>
      <text:p text:style-name="Standard"><text:s text:c="12"/>Example</text:p>
      <text:p text:style-name="Standard"/>
      <text:p text:style-name="Standard"/>
      <text:p text:style-name="Standard"><text:s text:c="16"/>use Symfony\Contracts\Translation\<text:span text:style-name="T1">TranslatorInterface</text:span>;</text:p>
      <text:p text:style-name="Standard"/>
      <text:p text:style-name="Standard"/>
      <text:p text:style-name="Standard"><text:s text:c="14"/><text:span text:style-name="T1"><text:s text:c="2"/>public function index(TranslatorInterface $translator)</text:span></text:p>
      <text:p text:style-name="P1"><text:s text:c="16"/>{</text:p>
      <text:p text:style-name="P1"><text:s text:c="20"/>$translated = $translator-&gt;trans('Symfony is great');</text:p>
      <text:p text:style-name="P1"/>
      <text:p text:style-name="P1"><text:s text:c="20"/>// ...</text:p>
      <text:p text:style-name="P1"><text:s text:c="16"/>}</text:p>
      <text:p text:style-name="Standard"/>
      <text:p text:style-name="Standard"><text:s text:c="14"/><text:span text:style-name="T1"><text:s text:c="2"/>"$translator-&gt;trans('Symfony is great');"</text:span></text:p>
      <text:p text:style-name="P1"/>
      <text:p text:style-name="Standard"/>
      <text:p text:style-name="Standard"><text:tab/></text:p>
      <text:p text:style-name="Standard"><text:s text:c="11"/><text:tab/> =&gt;you need to tell Symfony how to translate the message via a "translation resource"</text:p>
      <text:p text:style-name="Standard"/>
      <text:p text:style-name="Standard"><text:s text:c="11"/><text:tab/> =&gt;create the translate file for diffrent lange and county code <text:s text:c="4"/>for get Translation message</text:p>
      <text:p text:style-name="Standard"><text:s text:c="16"/><text:span text:style-name="T1"># translations/messages.fr.yaml</text:span></text:p>
      <text:p text:style-name="P1"/>
      <text:p text:style-name="Standard"><text:s text:c="20"/>Symfony is great: J'aime Symfon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2"/><text:span text:style-name="T1"><text:s/>=&gt;Using Real or Keyword Messages</text:span></text:p>
      <text:p text:style-name="Standard"/>
      <text:p text:style-name="Standard"/>
      <text:p text:style-name="Standard"><text:s text:c="17"/><text:span text:style-name="T1"><text:s text:c="3"/>two differences way to show the translate message</text:span></text:p>
      <text:p text:style-name="Standard"/>
      <text:p text:style-name="Standard"><text:s text:c="19"/><text:span text:style-name="T1"><text:s/>$translator-&gt;trans('Symfony is great');</text:span></text:p>
      <text:p text:style-name="P1"/>
      <text:p text:style-name="P1"><text:s text:c="20"/>$translator-&gt;trans('symfony.great');</text:p>
      <text:p text:style-name="Standard"/>
      <text:p text:style-name="Standard"/>
      <text:p text:style-name="Standard"><text:s text:c="12"/>=&gt;That message is then used as the "id" when creating translations.</text:p>
      <text:p text:style-name="Standard"/>
      <text:p text:style-name="Standard"><text:s text:c="12"/>=&gt;In the second method, messages are actually "keywords" that convey the idea of the <text:tab/>message.</text:p>
      <text:p text:style-name="Standard"/>
      <text:p text:style-name="Standard"/>
      <text:p text:style-name="Standard"><text:s text:c="4"/><text:tab/> =&gt;Additionally, the php and yaml file formats support nested ids to avoid repeating yourself <text:tab/>if you use keywords instead of real text for your ids:</text:p>
      <text:p text:style-name="Standard"/>
      <text:p text:style-name="Standard"/>
      <text:p text:style-name="Standard"><text:s text:c="12"/><text:span text:style-name="T1">symfony</text:span>:</text:p>
      <text:p text:style-name="Standard"><text:s text:c="16"/>is:</text:p>
      <text:p text:style-name="Standard"><text:s text:c="20"/># id is symfony.is.great</text:p>
      <text:p text:style-name="Standard"><text:s text:c="20"/>great: Symfony is great</text:p>
      <text:p text:style-name="Standard"><text:s text:c="20"/># id is symfony.is.amazing</text:p>
      <text:p text:style-name="Standard"><text:s text:c="20"/>amazing: Symfony is amazing</text:p>
      <text:p text:style-name="Standard"><text:s text:c="16"/>has:</text:p>
      <text:p text:style-name="Standard"><text:s text:c="20"/># id is symfony.has.bundles</text:p>
      <text:p text:style-name="Standard"><text:s text:c="20"/>bundles: Symfony has bundles</text:p>
      <text:p text:style-name="Standard"/>
      <text:p text:style-name="Standard"><text:s text:c="18"/><text:span text:style-name="T1">Example</text:span></text:p>
      <text:p text:style-name="Standard"/>
      <text:p text:style-name="Standard"><text:s text:c="16"/><text:span text:style-name="T1"><text:s text:c="3"/>$translator-&gt;trans('symfony.is.great'); <text:s text:c="2"/>Symfony is great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<text:s text:c="8"/>=&gt;The Translation Process</text:p>
      <text:p text:style-name="P1"/>
      <text:p text:style-name="Standard"><text:s text:c="16"/>=&gt;A catalog of translated messages is loaded from translation resources defined for the <text:tab/>locale (e.g. fr_FR). Messages from the fallback locale are also loaded and added to the <text:tab/>catalog if they don't already exist. The end result is a large "dictionary" of translations.</text:p>
      <text:p text:style-name="Standard"><text:s text:c="15"/>=&gt;If the message is located in the catalog, the translation is returned. If not, the translator <text:tab/>returns the original message.</text:p>
      <text:p text:style-name="Standard"/>
      <text:p text:style-name="Standard"/>
      <text:p text:style-name="Standard"/>
      <text:p text:style-name="P1"><text:s text:c="3"/>=&gt;Message Format</text:p>
      <text:p text:style-name="Standard"/>
      <text:p text:style-name="Standard"><text:s text:c="8"/>Sometimes, a message containing a variable needs to be translated:</text:p>
      <text:p text:style-name="Standard"/>
      <text:p text:style-name="Standard"><text:s text:c="12"/>// ...</text:p>
      <text:p text:style-name="Standard"><text:s text:c="12"/><text:span text:style-name="T1">$translated = $translator-&gt;trans('Hello '.$name);</text:span></text:p>
      <text:p text:style-name="Standard"/>
      <text:p text:style-name="Standard"><text:s text:c="7"/><text:tab/> =&gt;However, creating a translation for this string is impossible since the translator will try to <text:tab/>look up the message including the variable portions (e.g. "Hello Ryan" or "Hello Fabien").</text:p>
      <text:p text:style-name="Standard"/>
      <text:p text:style-name="Standard"><text:s text:c="8"/><text:span text:style-name="T1"><text:s text:c="2"/>Hello DEv</text:span></text:p>
      <text:p text:style-name="Standard"/>
      <text:p text:style-name="Standard"/>
      <text:p text:style-name="Standard"/>
      <text:p text:style-name="P1"><text:s text:c="3"/>=&gt;Translatable Objects</text:p>
      <text:p text:style-name="Standard"/>
      <text:p text:style-name="Standard"/>
      <text:p text:style-name="Standard"><text:s text:c="12"/>=&gt;Sometimes translating contents in templates is cumbersome because you need the original <text:tab/>message, the translation parameters and the translation domain for each content. Making the <text:tab/>translation in the controller or services simplifies your templates, but requires injecting the <text:tab/>translator service in different parts of your application and mocking it in your tests.</text:p>
      <text:p text:style-name="Standard"/>
      <text:p text:style-name="Standard"><text:s text:c="12"/>=&gt;Instead of translating a string at the time of creation, you can use a "translatable object",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12"/><text:span text:style-name="T1">Example</text:span></text:p>
      <text:p text:style-name="Standard"/>
      <text:p text:style-name="Standard"><text:s text:c="16"/>use Symfony\Component\Translation\TranslatableMessage;</text:p>
      <text:p text:style-name="Standard"/>
      <text:p text:style-name="Standard"><text:s text:c="16"/>// the first argument is required and it's the original message</text:p>
      <text:p text:style-name="Standard"><text:s text:c="11"/><text:span text:style-name="T1"><text:s text:c="5"/>$message = new TranslatableMessage('Symfony is great!');</text:span></text:p>
      <text:p text:style-name="Standard"/>
      <text:p text:style-name="Standard"><text:s text:c="16"/>// the optional third argument is the translation domain</text:p>
      <text:p text:style-name="Standard"><text:s text:c="14"/>$status = new TranslatableMessage('order.status', ['%status%' =&gt; $order-&gt;getStatus()], '</text:p>
      <text:p text:style-name="Standard"/>
      <text:p text:style-name="Standard"/>
      <text:p text:style-name="Standard"><text:s text:c="13"/>Template or view packages</text:p>
      <text:p text:style-name="Standard"/>
      <text:p text:style-name="Standard"><text:s text:c="13"/>Templates are now much simpler because you can pass translatable objects to the trans filter:</text:p>
      <text:p text:style-name="P1"/>
      <text:p text:style-name="P1"><text:s text:c="13"/>&lt;h1&gt;{{ message|trans }}&lt;/h1&gt;</text:p>
      <text:p text:style-name="P1"><text:s text:c="13"/>&lt;p&gt;{{ status|trans }}&lt;/p&gt;</text:p>
      <text:p text:style-name="Standard"/>
      <text:p text:style-name="Standard"/>
      <text:p text:style-name="Standard"><text:s text:c="10"/><text:tab/> =&gt;There's also a function called <text:span text:style-name="T1">t(), a</text:span>vailable both in Twig and PHP, as a shortcut to create <text:tab/>translatable objects.</text:p>
      <text:p text:style-name="Standard"/>
      <text:p text:style-name="Standard"/>
      <text:p text:style-name="Standard"/>
      <text:p text:style-name="Standard"><text:s text:c="2"/><text:span text:style-name="T1">=&gt;Translations in Templates</text:span></text:p>
      <text:p text:style-name="Standard"/>
      <text:p text:style-name="Standard"/>
      <text:p text:style-name="Standard"><text:s text:c="12"/>=&gt;Most of the time, translation occurs in templates. Symfony provides native support for <text:tab/>both Twig and PHP templates.</text:p>
      <text:p text:style-name="Standard"/>
      <text:p text:style-name="Standard"/>
      <text:p text:style-name="Standard"><text:s text:c="12"/><text:span text:style-name="T1">=&gt;Using Twig Filters</text:span></text:p>
      <text:p text:style-name="Standard"/>
      <text:p text:style-name="Standard"><text:s text:c="16"/>=&gt;The trans filter can be used to translate variable texts and complex expressions:</text:p>
      <text:p text:style-name="Standard"/>
      <text:p text:style-name="Standard"><text:s text:c="15"/><text:span text:style-name="T1"><text:s/>{{ message|trans }}</text:span></text:p>
      <text:p text:style-name="P1"/>
      <text:p text:style-name="P1"><text:s text:c="16"/>{{ message|trans({'%name%': 'Fabien'}, 'app') }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 text:c="13"/>=&gt;By default, the translated messages are output escaped; apply the raw filter after the <text:tab/>translation filter to avoid the automatic escaping:</text:p>
      <text:p text:style-name="Standard"/>
      <text:p text:style-name="Standard"><text:s text:c="16"/>Example</text:p>
      <text:p text:style-name="Standard"/>
      <text:p text:style-name="Standard"><text:s text:c="20"/>{% set message = '&lt;h3&gt;foo&lt;/h3&gt;' %}</text:p>
      <text:p text:style-name="Standard"><text:s text:c="18"/><text:span text:style-name="T1"><text:s text:c="2"/>{{ message|trans|raw }}</text:span></text:p>
      <text:p text:style-name="Standard"><text:span text:style-name="T1"><text:s text:c="20"/>{{ '&lt;h3&gt;bar&lt;/h3&gt;'|trans|raw </text:span>}}</text:p>
      <text:p text:style-name="Standard"/>
      <text:p text:style-name="Standard"><text:s text:c="8"/><text:span text:style-name="T1"><text:s text:c="2"/>=&gt;Using Twig Tags</text:span></text:p>
      <text:p text:style-name="Standard"/>
      <text:p text:style-name="Standard"><text:s text:c="16"/>{% trans %}Hello %name%{% endtrans %}</text:p>
      <text:p text:style-name="Standard"/>
      <text:p text:style-name="Standard"><text:s text:c="16"/>=&gt;If you need to use the percent character (%) in a string, escape it by doubling it: {% <text:tab/><text:tab/>trans %}Percent: %percent%%%{% endtrans %}</text:p>
      <text:p text:style-name="Standard"/>
      <text:p text:style-name="Standard"/>
      <text:p text:style-name="Standard"><text:s text:c="16"/>More</text:p>
      <text:p text:style-name="Standard"/>
      <text:p text:style-name="Standard"><text:s text:c="16"/>=&gt;{% trans with {'%name%': 'Fabien'} from 'app' %}Hello %name%{% endtrans %}</text:p>
      <text:p text:style-name="Standard"><text:s text:c="16"/>=&gt;{% trans with {'%name%': 'Fabien'} from 'app' into 'fr' %}Hello %name%{% endtrans <text:tab/>%}</text:p>
      <text:p text:style-name="Standard"/>
      <text:p text:style-name="Standard"/>
      <text:p text:style-name="Standard"><text:s text:c="2"/><text:span text:style-name="T1">=&gt;Forcing the Translator Locale</text:span></text:p>
      <text:p text:style-name="Standard"/>
      <text:p text:style-name="Standard"><text:s text:c="12"/>=&gt;When translating a message, the translator uses the specified locale or the fallback locale <text:tab/>if necessary.</text:p>
      <text:p text:style-name="Standard"><text:s text:c="12"/>=&gt;Example</text:p>
      <text:p text:style-name="Standard"/>
      <text:p text:style-name="Standard"><text:s text:c="16"/><text:span text:style-name="T1">$translator-&gt;trans('Symfony is great', locale: 'fr_FR');</text:span></text:p>
      <text:p text:style-name="Standard"/>
      <text:p text:style-name="Standard"/>
      <text:p text:style-name="Standard"><text:s text:c="2"/><text:tab/> <text:s/>=&gt;<text:span text:style-name="T1">Extracting Translation Contents and Updating Catalogs Automatically</text:span></text:p>
      <text:p text:style-name="Standard"/>
      <text:p text:style-name="Standard"><text:s text:c="11"/><text:tab/> =&gt;The most time-consuming task when translating an application is to extract all the <text:tab/>template contents to be translated and to keep all the translation files in sync</text:p>
      <text:p text:style-name="Standard"><text:s text:c="12"/>=&gt;Symfony includes a command called translation:extract that helps you with these tasks.</text:p>
      <text:p text:style-name="Standard"/>
      <text:p text:style-name="Standard"><text:s text:c="12"/>command</text:p>
      <text:p text:style-name="Standard"><text:s text:c="16"/>=&gt; php bin/console translation:extract --dump-messages fr</text:p>
      <text:p text:style-name="Standard"><text:s text:c="16"/>=&gt;php bin/console translation:extract --force fr</text:p>
      <text:p text:style-name="Standard"><text:s text:c="16"/>=&gt;php bin/console translation:extract --help</text:p>
      <text:p text:style-name="Standard"/>
      <text:p text:style-name="Standard"/>
      <text:p text:style-name="Standard"><text:s text:c="8"/><text:tab/>=&gt;Templates stored in the templates/ directory (or any other directory defined in the <text:tab/>twig.default_path and twig.paths config options);</text:p>
      <text:p text:style-name="Standard"/>
      <text:p text:style-name="Standard"/>
      <text:p text:style-name="Standard"><text:soft-page-break/></text:p>
      <text:p text:style-name="Standard"/>
      <text:p text:style-name="Standard"><text:s text:c="6"/><text:tab/> <text:s/>=&gt;Any PHP file/class that injects or autowires the translator service and makes calls to the <text:tab/>trans() method.</text:p>
      <text:p text:style-name="Standard"><text:s text:c="7"/><text:tab/> =&gt;Any PHP file/class stored in the src/ directory that creates Translations using the <text:tab/>constructor or the t() method or calls the trans() method.</text:p>
      <text:p text:style-name="Standard"/>
      <text:p text:style-name="Standard"/>
      <text:p text:style-name="P1"><text:s text:c="3"/>=&gt;Translation Resource/File Names and Locations</text:p>
      <text:p text:style-name="Standard"/>
      <text:p text:style-name="Standard"><text:s text:c="8"/>=&gt;Symfony looks for message files (i.e. translations) in the following default locations:</text:p>
      <text:p text:style-name="Standard"><text:s text:c="8"/>=&gt;the translations/ directory (at the root of the project);</text:p>
      <text:p text:style-name="Standard"><text:s text:c="8"/>=&gt;the translations/ directory inside of any bundle (and also their Resources/translations/ <text:tab/>directory, which is no longer recommended for bundles).</text:p>
      <text:p text:style-name="Standard"/>
      <text:p text:style-name="Standard"/>
      <text:p text:style-name="Standard"><text:s text:c="8"/>=&gt;The locations are listed here with the highest priority first. That is, you can override the <text:tab/>translation messages of a bundle in the first directory.</text:p>
      <text:p text:style-name="Standard"/>
      <text:p text:style-name="Standard"><text:s text:c="8"/>=&gt;The filename of the translation files is also important: each message file must be named <text:tab/>according to the following path: domain.locale.loader:</text:p>
      <text:p text:style-name="Standard"/>
      <text:p text:style-name="Standard"/>
      <text:p text:style-name="Standard"><text:s text:c="8"/><text:span text:style-name="T1">Example</text:span></text:p>
      <text:p text:style-name="Standard"/>
      <text:p text:style-name="Standard"><text:s text:c="10"/><text:span text:style-name="T1"><text:s text:c="2"/>domain: The translation domain;</text:span></text:p>
      <text:p text:style-name="P1"><text:s text:c="12"/>locale: The locale that the translations are for (e.g. en_GB, en, etc);</text:p>
      <text:p text:style-name="P1"><text:s text:c="12"/>loader: How Symfony should load and parse the file (e.g. xlf, php, yaml, etc).</text:p>
      <text:p text:style-name="Standard"/>
      <text:p text:style-name="Standard"><text:s text:c="8"/>=&gt;The loader can be the name of any registered loader. By default, Symfony provides many <text:tab/>loaders which are selected based on the following file extensions:</text:p>
      <text:p text:style-name="Standard"/>
      <text:p text:style-name="Standard"/>
      <text:p text:style-name="Standard"><text:s text:c="16"/>.<text:span text:style-name="T1">yaml: YAML file (you can also use the .yml file extension);</text:span></text:p>
      <text:p text:style-name="P1"><text:s text:c="16"/>.xlf: XLIFF file (you can also use the .xliff file extension);</text:p>
      <text:p text:style-name="P1"><text:s text:c="16"/>.php: a PHP file that returns an array with the translations;</text:p>
      <text:p text:style-name="P1"><text:s text:c="16"/>.csv: CSV file;</text:p>
      <text:p text:style-name="P1"><text:s text:c="16"/>.json: JSON file;</text:p>
      <text:p text:style-name="P1"><text:s text:c="16"/>.ini: INI file;</text:p>
      <text:p text:style-name="P1"><text:s text:c="16"/>.dat, .res: ICU resource bundle;</text:p>
      <text:p text:style-name="P1"><text:s text:c="16"/>.mo: Machine object format;</text:p>
      <text:p text:style-name="P1"><text:s text:c="16"/>.po: Portable object format;</text:p>
      <text:p text:style-name="P1"><text:s text:c="16"/>.qt: QT Translations TS XML file;</text:p>
      <text:p text:style-name="Standard"/>
      <text:p text:style-name="Standard"/>
      <text:p text:style-name="Standard"><text:s text:c="8"/><text:tab/>=&gt;Each time you create a new message catalog (or install a bundle that includes a translation <text:tab/>catalog), be sure to clear your cache so that Symfony can discover the new translation <text:tab/>resources:</text:p>
      <text:p text:style-name="Standard"/>
      <text:p text:style-name="Standard"><text:s text:c="16"/><text:span text:style-name="T1">php bin/console cache:clear</text:span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><text:s text:c="7"/><text:tab/> <text:s/>=&gt;You can also store translations in a database; it can be handled by Doctrine through the <text:tab/>Translatable Extension or the Translatable Behavior (PHP 5.4+).</text:p>
      <text:p text:style-name="Standard"/>
      <text:p text:style-name="Standard"/>
      <text:p text:style-name="Standard"><text:s text:c="3"/><text:span text:style-name="T1"><text:s text:c="2"/>=&gt;Translation Providers</text:span></text:p>
      <text:p text:style-name="Standard"/>
      <text:p text:style-name="Standard"/>
      <text:p text:style-name="Standard"><text:s text:c="10"/><text:tab/> <text:s/>=&gt;When using external translators to translate your application, you must send them the <text:tab/>new contents to translate frequently and merge the results back in the application.</text:p>
      <text:p text:style-name="Standard"><text:s text:c="12"/>=&gt;Instead of doing this manually, Symfony provides integration with several third-party <text:tab/>translation services</text:p>
      <text:p text:style-name="Standard"/>
      <text:p text:style-name="Standard"/>
      <text:p text:style-name="Standard"><text:s text:c="3"/><text:span text:style-name="T1"><text:s text:c="2"/>=&gt;Installing and Configuring a Third Party Provider</text:span></text:p>
      <text:p text:style-name="Standard"/>
      <text:p text:style-name="Standard"><text:s text:c="12"/>=&gt;Before pushing/pulling translations to a third-party provider, you must install the package <text:tab/>that provides integration with that provider:</text:p>
      <text:p text:style-name="Standard"/>
      <text:p text:style-name="Standard"><text:s text:c="12"/>=&gt;<text:span text:style-name="T1">Crowdin</text:span></text:p>
      <text:p text:style-name="Standard"><text:s text:c="20"/>composer require symfony/crowdin-translation-provider</text:p>
      <text:p text:style-name="Standard"><text:s text:c="11"/>=&gt;<text:span text:style-name="T1">Loco</text:span> (localise.biz)</text:p>
      <text:p text:style-name="Standard"><text:s text:c="20"/><text:tab/>composer require symfony/loco-translation-provider</text:p>
      <text:p text:style-name="Standard"/>
      <text:p text:style-name="Standard"><text:s text:c="11"/>=&gt;<text:span text:style-name="T1">Lokalise</text:span></text:p>
      <text:p text:style-name="Standard"><text:s text:c="16"/>composer require symfony/lokalise-translation-provider</text:p>
      <text:p text:style-name="Standard"/>
      <text:p text:style-name="Standard"/>
      <text:p text:style-name="Standard"/>
      <text:p text:style-name="Standard"><text:s text:c="9"/>You'll now have a new line in your .env file that you can uncomment:</text:p>
      <text:p text:style-name="P1"/>
      <text:p text:style-name="P1"><text:s text:c="12"/>LOCO_DSN=loco://API_KEY@default</text:p>
      <text:p text:style-name="Standard"/>
      <text:p text:style-name="Standard"><text:s text:c="8"/><text:span text:style-name="T1">Configuration <text:s/>Yaml setting</text:span></text:p>
      <text:p text:style-name="Standard"/>
      <text:p text:style-name="Standard"><text:s text:c="9"/># config/packages/translation.yaml</text:p>
      <text:p text:style-name="Standard"><text:s text:c="12"/>framework:</text:p>
      <text:p text:style-name="Standard"><text:s text:c="16"/>translator:</text:p>
      <text:p text:style-name="Standard"><text:s text:c="20"/>providers:</text:p>
      <text:p text:style-name="Standard"><text:s text:c="24"/>loco:</text:p>
      <text:p text:style-name="Standard"><text:s text:c="24"/><text:span text:style-name="T1"><text:s text:c="4"/>dsn: '%env(LOCO_DSN)%'</text:span></text:p>
      <text:p text:style-name="P1"><text:s text:c="28"/>domains: ['messages']</text:p>
      <text:p text:style-name="P1"><text:s text:c="28"/>locales: ['en', 'fr']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/>
      <text:p text:style-name="P1"><text:s text:c="5"/>=&gt; Pushing and Pulling Translations</text:p>
      <text:p text:style-name="Standard"/>
      <text:p text:style-name="Standard"/>
      <text:p text:style-name="Standard"><text:s text:c="13"/>=&gt;After configuring the credentials to access the translation provider, you can now use the <text:tab/>following commands to push (upload) and pull (download) translations:</text:p>
      <text:p text:style-name="Standard"/>
      <text:p text:style-name="Standard"><text:s text:c="11"/><text:span text:style-name="T1"><text:s/>push command</text:span></text:p>
      <text:p text:style-name="P1"><text:s text:c="20"/>1.php bin/console translation:push loco --force</text:p>
      <text:p text:style-name="P1"><text:s text:c="20"/>2.php bin/console translation:push loco --locales fr --domains validators</text:p>
      <text:p text:style-name="P1"><text:s text:c="20"/>3.php bin/console translation:push --help</text:p>
      <text:p text:style-name="P1"/>
      <text:p text:style-name="P1"><text:s text:c="12"/>pull command</text:p>
      <text:p text:style-name="P1"/>
      <text:p text:style-name="P1"><text:s text:c="20"/>1.php bin/console translation:pull loco --force</text:p>
      <text:p text:style-name="P1"><text:s text:c="20"/>2.php bin/console translation:pull --help</text:p>
      <text:p text:style-name="Standard"/>
      <text:p text:style-name="Standard"><text:s text:c="2"/>=<text:span text:style-name="T1">&gt;Handling the User's Locale</text:span></text:p>
      <text:p text:style-name="Standard"/>
      <text:p text:style-name="Standard"><text:s text:c="12"/>=&gt;Translating happens based on the user's locale. The locale of the current user is stored in <text:tab/>the request and is accessible via the Request object:</text:p>
      <text:p text:style-name="Standard"/>
      <text:p text:style-name="Standard"><text:s text:c="12"/>Example</text:p>
      <text:p text:style-name="Standard"/>
      <text:p text:style-name="Standard"><text:s text:c="16"/><text:span text:style-name="T1">use Symfony\Component\HttpFoundation\Request;</text:span></text:p>
      <text:p text:style-name="P1"/>
      <text:p text:style-name="P1"><text:s text:c="16"/>public function index(Request $request)</text:p>
      <text:p text:style-name="P1"><text:s text:c="16"/>{</text:p>
      <text:p text:style-name="P1"><text:s text:c="20"/>$locale = $request-&gt;getLocale();</text:p>
      <text:p text:style-name="P1"><text:s text:c="16"/>}</text:p>
      <text:p text:style-name="Standard"/>
      <text:p text:style-name="Standard"><text:s text:c="16"/>To set the user's locale, you may want to create a custom event listener so that it's set before any other parts of the system (i.e. the translator) need it:</text:p>
      <text:p text:style-name="Standard"/>
      <text:p text:style-name="Standard"><text:s text:c="13"/><text:span text:style-name="T1"><text:s text:c="2"/>public function onKernelRequest(RequestEvent $event)</text:span></text:p>
      <text:p text:style-name="P1"><text:s text:c="16"/>{</text:p>
      <text:p text:style-name="P1"><text:s text:c="20"/>$request = $event-&gt;getRequest();</text:p>
      <text:p text:style-name="P1"/>
      <text:p text:style-name="P1"><text:s text:c="20"/>// some logic to determine the $locale</text:p>
      <text:p text:style-name="P1"><text:s text:c="20"/>$request-&gt;setLocale($locale);</text:p>
      <text:p text:style-name="P1"><text:s text:c="16"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3"/><text:span text:style-name="T1"><text:s/>=&gt;The Locale and the URL</text:span></text:p>
      <text:p text:style-name="Standard"/>
      <text:p text:style-name="Standard"><text:s text:c="12"/>=&gt;Since you can store the locale of the user in the session, it may be tempting to use the <text:tab/>same URL to display a resource in different languages based on the user's locale.</text:p>
      <text:p text:style-name="Standard"/>
      <text:p text:style-name="Standard"><text:s text:c="12"/>=&gt;routing example</text:p>
      <text:p text:style-name="Standard"/>
      <text:p text:style-name="Standard"><text:s text:c="16"/>route.yaml</text:p>
      <text:p text:style-name="Standard"/>
      <text:p text:style-name="Standard"><text:s text:c="20"/># config/routes.yaml</text:p>
      <text:p text:style-name="Standard"><text:s text:c="16"/><text:span text:style-name="T1"><text:s text:c="4"/>contact:</text:span></text:p>
      <text:p text:style-name="P1"><text:s text:c="24"/>path: <text:s text:c="6"/>/{_locale}/contact</text:p>
      <text:p text:style-name="P1"><text:s text:c="24"/>controller: App\Controller\ContactController::index</text:p>
      <text:p text:style-name="P1"><text:s text:c="24"/>requirements:</text:p>
      <text:p text:style-name="P1"><text:s text:c="28"/>_locale: en|fr|de</text:p>
      <text:p text:style-name="Standard"/>
      <text:p text:style-name="Standard"><text:s text:c="4"/>=<text:span text:style-name="T1">&gt; <text:s/>Setting a Default Locale</text:span></text:p>
      <text:p text:style-name="Standard"><text:s text:c="12"/>&gt;default_locale</text:p>
      <text:p text:style-name="Standard"><text:s text:c="12"/># config/packages/translation.yaml</text:p>
      <text:p text:style-name="Standard"><text:s text:c="16"/>framework:</text:p>
      <text:p text:style-name="Standard"><text:s text:c="18"/><text:span text:style-name="T1"><text:s text:c="2"/>default_locale: en</text:span></text:p>
      <text:p text:style-name="Standard"/>
      <text:p text:style-name="Standard"/>
      <text:p text:style-name="Standard"/>
      <text:p text:style-name="Standard"><text:s text:c="4"/><text:span text:style-name="T1">=&gt;Fallback Translation Locales</text:span></text:p>
      <text:p text:style-name="P1"/>
      <text:p text:style-name="Standard"/>
      <text:p text:style-name="Standard"><text:s text:c="12"/>=&gt;Imagine that the user's locale is es_AR and that you're translating the key Symfony is <text:tab/>great. To find the Spanish translation, Symfony actually checks translation resources for <text:tab/>several locales:</text:p>
      <text:p text:style-name="Standard"/>
      <text:p text:style-name="Standard"><text:s text:c="12"/>=&gt;First, Symfony looks for the translation in a es_AR (Argentinean Spanish) translation <text:tab/>resource (e.g. messages.es_AR.yaml);</text:p>
      <text:p text:style-name="Standard"><text:s text:c="12"/>=&gt;If the translation still isn't found, Symfony uses the fallbacks option, which can be <text:tab/>configured as follows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16"/><text:span text:style-name="T1">Example</text:span></text:p>
      <text:p text:style-name="Standard"/>
      <text:p text:style-name="Standard"><text:s text:c="24"/># config/packages/translation.yaml</text:p>
      <text:p text:style-name="Standard"/>
      <text:p text:style-name="Standard"><text:s text:c="28"/>framework:</text:p>
      <text:p text:style-name="Standard"><text:s text:c="32"/>tr<text:span text:style-name="T1">anslator:</text:span></text:p>
      <text:p text:style-name="P1"><text:s text:c="36"/>fallbacks: ['en']</text:p>
      <text:p text:style-name="Standard"/>
      <text:p text:style-name="Standard"><text:s text:c="3"/><text:span text:style-name="T1"><text:s/>=&gt;Switch Locale Programmatically</text:span></text:p>
      <text:p text:style-name="Standard"/>
      <text:p text:style-name="Standard"><text:s text:c="6"/><text:tab/> <text:s/>=&gt;Sometimes you need to change the locale of the application dynamically just to run <text:tab/>some code. Imagine a console command that renders Twig templates of emails in different <text:tab/>languages. You need to change the locale only to render those templates.</text:p>
      <text:p text:style-name="Standard"/>
      <text:p text:style-name="Standard"><text:s text:c="6"/><text:tab/> <text:s/>=&gt;The LocaleSwitcher class allows you to change at once the locale of:</text:p>
      <text:p text:style-name="Standard"/>
      <text:p text:style-name="Standard"><text:s text:c="7"/><text:tab/> =&gt;\Locale::setDefault();</text:p>
      <text:p text:style-name="Standard"/>
      <text:p text:style-name="Standard"><text:s text:c="8"/><text:span text:style-name="T1">Example</text:span></text:p>
      <text:p text:style-name="Standard"/>
      <text:p text:style-name="Standard"><text:s text:c="12"/>use Symfony\Component\Translation\LocaleSwitcher;</text:p>
      <text:p text:style-name="Standard"/>
      <text:p text:style-name="Standard"><text:s text:c="12"/>class SomeService</text:p>
      <text:p text:style-name="Standard"><text:s text:c="12"/>{</text:p>
      <text:p text:style-name="Standard"><text:s text:c="16"/>p<text:span text:style-name="T1">rivate LocaleSwitcher $localeSwitcher;</text:span></text:p>
      <text:p text:style-name="P1"/>
      <text:p text:style-name="P1"><text:s text:c="16"/>public function __construct(LocaleSwitcher $localeSwitcher)</text:p>
      <text:p text:style-name="P1"><text:s text:c="16"/>{</text:p>
      <text:p text:style-name="P1"><text:s text:c="20"/>$this-&gt;localeSwitcher = $localeSwitcher;</text:p>
      <text:p text:style-name="P1"><text:s text:c="16"/>}</text:p>
      <text:p text:style-name="P1"/>
      <text:p text:style-name="Standard"><text:s text:c="16"/>public function someMethod()</text:p>
      <text:p text:style-name="Standard"><text:s text:c="16"/>{</text:p>
      <text:p text:style-name="Standard"><text:s text:c="20"/>// you can get the current application locale like this:</text:p>
      <text:p text:style-name="Standard"><text:s text:c="17"/><text:span text:style-name="T1"><text:s text:c="3"/>$currentLocale = $this-&gt;localeSwitcher-&gt;getLocale();</text:span></text:p>
      <text:p text:style-name="Standard"/>
      <text:p text:style-name="Standard"><text:s text:c="20"/>// you can set the locale for the entire application like this:</text:p>
      <text:p text:style-name="Standard"><text:s text:c="20"/>// (from now on, the application will use 'fr' (French) as the</text:p>
      <text:p text:style-name="Standard"><text:s text:c="20"/>// locale; including the default locale used to translate Twig templates)</text:p>
      <text:p text:style-name="Standard"><text:s text:c="19"/><text:span text:style-name="T1"><text:s/>$this-&gt;localeSwitcher-&gt;setLocale('fr');</text:span></text:p>
      <text:p text:style-name="P1"/>
      <text:p text:style-name="Standard"><text:s text:c="20"/>// reset the current locale of your application to the configured default locale</text:p>
      <text:p text:style-name="Standard"><text:s text:c="20"/>// in config/packages/translation.yaml, by option 'default_locale'</text:p>
      <text:p text:style-name="Standard"><text:s text:c="19"/><text:span text:style-name="T1"><text:s/>$this-&gt;localeSwitcher-&gt;reset()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20"/>// you can also run some code with a certain locale, without</text:p>
      <text:p text:style-name="Standard"><text:s text:c="20"/>// changing the locale for the rest of the application</text:p>
      <text:p text:style-name="Standard"><text:s text:c="20"/>$this-&gt;localeSwitcher-&gt;runWithLocale('es', function() {</text:p>
      <text:p text:style-name="Standard"/>
      <text:p text:style-name="Standard"><text:s text:c="24"/>// e.g. render here some Twig templates using 'es' (Spanish) locale</text:p>
      <text:p text:style-name="Standard"/>
      <text:p text:style-name="Standard"><text:s text:c="20"/>});</text:p>
      <text:p text:style-name="Standard"/>
      <text:p text:style-name="Standard"><text:s text:c="20"/>// ...</text:p>
      <text:p text:style-name="Standard"><text:s text:c="16"/>}</text:p>
      <text:p text:style-name="Standard"><text:s text:c="12"/>}</text:p>
      <text:p text:style-name="Standard"/>
      <text:p text:style-name="Standard"/>
      <text:p text:style-name="Standard"/>
      <text:p text:style-name="Standard"/>
      <text:p text:style-name="P1">=&gt;How to Find Missing or Unused Translation Messages</text:p>
      <text:p text:style-name="Standard"/>
      <text:p text:style-name="Standard"><text:s text:c="8"/><text:tab/>=&gt;When you work with many translation messages in different languages, it can be hard to <text:tab/>keep track which translations are missing and which are not used anymore</text:p>
      <text:p text:style-name="Standard"><text:s text:c="8"/><text:tab/>=&gt;The d<text:span text:style-name="T1">ebug:translation </text:span>command helps you to find these missing or unused translation <text:tab/>messages templates:</text:p>
      <text:p text:style-name="Standard"/>
      <text:p text:style-name="Standard"><text:s text:c="8"/><text:span text:style-name="T1">Example</text:span></text:p>
      <text:p text:style-name="Standard"/>
      <text:p text:style-name="Standard"><text:s text:c="12"/>{% set message = 'Symfony is great' %}</text:p>
      <text:p text:style-name="Standard"/>
      <text:p text:style-name="Standard"><text:s text:c="12"/><text:span text:style-name="T1">{{ message|trans }}</text:span></text:p>
      <text:p text:style-name="Standard"/>
      <text:p text:style-name="Standard"/>
      <text:p text:style-name="Standard"><text:s text:c="12"/>Example file</text:p>
      <text:p text:style-name="Standard"/>
      <text:p text:style-name="Standard"><text:s text:c="12"/># translations/messages.fr.yaml</text:p>
      <text:p text:style-name="Standard"><text:s text:c="12"/>Symfony is great: J'aime Symfony</text:p>
      <text:p text:style-name="Standard"/>
      <text:p text:style-name="Standard"/>
      <text:p text:style-name="Standard"><text:s text:c="10"/># translations/messages.en.yaml</text:p>
      <text:p text:style-name="Standard"><text:s text:c="12"/>Symfony is great: Symfony is great</text:p>
      <text:p text:style-name="Standard"/>
      <text:p text:style-name="Standard"/>
      <text:p text:style-name="Standard"/>
      <text:p text:style-name="Standard"><text:s text:c="12"/>command to check unuser and missing Message</text:p>
      <text:p text:style-name="Standard"/>
      <text:p text:style-name="Standard"><text:s text:c="12"/><text:span text:style-name="T1">php bin/console debug:translation fr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text:s text:c="12"/>=&gt;It shows you a table with the result when translating the message in the fr locale and the <text:tab/>result when the fallback locale en would be used.</text:p>
      <text:p text:style-name="Standard"/>
      <text:p text:style-name="Standard"><text:s text:c="12"/>=&gt;If you delete the message Symfony is great from your translation file for the fr locale and <text:tab/>run the command, you will get:</text:p>
      <text:p text:style-name="Standard"/>
      <text:p text:style-name="Standard"><text:s text:c="12"/><text:span text:style-name="T1">Example</text:span></text:p>
      <text:p text:style-name="Standard"/>
      <text:p text:style-name="Standard"><text:s text:c="11"/><text:span text:style-name="T1"><text:s text:c="2"/>php bin/console debug:translation fr</text:span></text:p>
      <text:p text:style-name="P1"/>
      <text:p text:style-name="P1"><text:s text:c="13"/>missing <text:s text:c="3"/>Symfony is great <text:s text:c="3"/>Symfony is great <text:s text:c="7"/>Symfony is great</text:p>
      <text:p text:style-name="Standard"/>
      <text:p text:style-name="Standard"/>
      <text:p text:style-name="Standard"><text:s text:c="13"/>=&gt;If you copy the content of the translation file in the en locale to the translation file in the <text:tab/>fr locale and run the command, you will get:</text:p>
      <text:p text:style-name="Standard"/>
      <text:p text:style-name="Standard"><text:s text:c="13"/><text:span text:style-name="T1"><text:s/>fallback <text:s text:c="3"/>Symfony is great <text:s text:c="3"/>Symfony is great <text:s text:c="7"/>Symfony is great</text:span></text:p>
      <text:p text:style-name="Standard"/>
      <text:p text:style-name="Standard"><text:s text:c="12"/>=&gt;When the application has a lot of messages, it is useful to display only the unused or only <text:tab/>the missing messages, by using the --only-unused or --only-missing options:</text:p>
      <text:p text:style-name="Standard"/>
      <text:p text:style-name="Standard"><text:s text:c="11"/><text:span text:style-name="T1"><text:s/>php bin/console debug:translation en --only-unused</text:span></text:p>
      <text:p text:style-name="P1"><text:s text:c="12"/>php bin/console debug:translation en --only-missing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 text:c="3"/><text:span text:style-name="T1"><text:s/>=&gt;Debug Command Exit Codes</text:span></text:p>
      <text:p text:style-name="Standard"/>
      <text:p text:style-name="Standard"><text:s text:c="12"/><text:span text:style-name="T2">=&gt;</text:span>The exit code of the debug:translation command changes depending on the status of the <text:tab/>translations.</text:p>
      <text:p text:style-name="Standard"/>
      <text:p text:style-name="Standard"><text:s text:c="12"/>use Symfony\Bundle\FrameworkBundle\Command\TranslationDebugCommand;</text:p>
      <text:p text:style-name="Standard"/>
      <text:p text:style-name="Standard"><text:s text:c="12"/>TranslationDebugCommand::EXIT_CODE_GENERAL_ERROR;</text:p>
      <text:p text:style-name="Standard"/>
      <text:p text:style-name="Standard"><text:s text:c="12"/>// there are missing translations</text:p>
      <text:p text:style-name="Standard"><text:s text:c="12"/>TranslationDebugCommand::EXIT_CODE_MISSING;</text:p>
      <text:p text:style-name="Standard"/>
      <text:p text:style-name="Standard"><text:s text:c="12"/>// there are unused translations</text:p>
      <text:p text:style-name="Standard"><text:s text:c="12"/>TranslationDebugCommand::EXIT_CODE_UNUSED;</text:p>
      <text:p text:style-name="Standard"/>
      <text:p text:style-name="Standard"><text:s text:c="12"/>// some translations are using the fallback translation</text:p>
      <text:p text:style-name="Standard"><text:s text:c="12"/>TranslationDebugCommand::EXIT_CODE_FALLBACK;</text:p>
      <text:p text:style-name="Standard"/>
      <text:p text:style-name="Standard"/>
      <text:p text:style-name="Standard"><text:s text:c="3"/><text:span text:style-name="T1"><text:s/>=&gt;How to Find Errors in Translation Files</text:span></text:p>
      <text:p text:style-name="Standard"/>
      <text:p text:style-name="Standard"/>
      <text:p text:style-name="Standard"><text:s text:c="12"/>=&gt;Symfony processes all the application translation files as part of the process that compiles <text:tab/>the application code before executing it.</text:p>
      <text:p text:style-name="Standard"/>
      <text:p text:style-name="Standard"><text:s text:c="12"/>=&gt; If there's an error in any translation file, you'll see an error message explaining the <text:tab/>problem.</text:p>
      <text:p text:style-name="Standard"><text:s text:c="12"/>=&gt; If you prefer, you can also validate the contents of any YAML and XLIFF translation file <text:tab/>using the lint:yaml and lint:xliff commands:</text:p>
      <text:p text:style-name="Standard"/>
      <text:p text:style-name="Standard"><text:s text:c="12"/><text:span text:style-name="T1">Example</text:span></text:p>
      <text:p text:style-name="Standard"/>
      <text:p text:style-name="Standard"><text:s text:c="11"/><text:span text:style-name="T1"><text:s/>php bin/console lint:yaml translations/mess ages.en.yaml</text:span></text:p>
      <text:p text:style-name="P1"><text:s text:c="12"/>php bin/console lint:xliff translations/messages.en.xlf</text:p>
      <text:p text:style-name="Standard"/>
      <text:p text:style-name="Standard"><text:s text:c="2"/>=&gt;The linter results can be exported to JSON using the --format option:</text:p>
      <text:p text:style-name="Standard"/>
      <text:p text:style-name="Standard"><text:s text:c="11"/><text:span text:style-name="T1"><text:s/>php bin/console lint:yaml translations/ --format=json</text:span></text:p>
      <text:p text:style-name="P1"><text:s text:c="12"/>php bin/console lint:xliff translations/ --format=json</text:p>
      <text:p text:style-name="Standard"/>
      <text:p text:style-name="Standard"/>
      <text:p text:style-name="Standard"><text:s/>=&gt;<text:span text:style-name="T1">Abstract messages in your application by wrapping each in the trans() method;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2"><text:span text:style-name="T1">Thank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8:33:44.513390401</meta:creation-date>
    <dc:date>2023-02-17T18:52:52.486393622</dc:date>
    <meta:editing-duration>PT18M52S</meta:editing-duration>
    <meta:editing-cycles>36</meta:editing-cycles>
    <meta:generator>LibreOffice/7.3.7.2$Linux_X86_64 LibreOffice_project/30$Build-2</meta:generator>
    <meta:document-statistic meta:table-count="0" meta:image-count="0" meta:object-count="0" meta:page-count="15" meta:paragraph-count="291" meta:word-count="2246" meta:character-count="20021" meta:non-whitespace-character-count="13976"/>
  </office:meta>
</office:document-meta>
</file>